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16’(I_rd_data) + (curr_pc + 1) – {8’(I_rd_data[7])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35:43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0:42:45.881000000</dc:date>
    <meta:editing-duration>P7DT8H20M31S</meta:editing-duration>
    <meta:editing-cycles>610</meta:editing-cycles>
    <meta:generator>LibreOffice/7.1.2.2$Windows_X86_64 LibreOffice_project/8a45595d069ef5570103caea1b71cc9d82b2aae4</meta:generator>
    <meta:document-statistic meta:table-count="3" meta:cell-count="419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